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09C7EF31.png"/>
  <manifest:file-entry manifest:media-type="image/png" manifest:full-path="Pictures/1000000000000320000002580E1B1ACF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3.859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13.859cm"/>
    </style:style>
    <style:style style:name="pr6" style:family="presentation" style:parent-style-name="lyt-frepa-outline1">
      <style:graphic-properties draw:auto-grow-height="true" fo:min-height="11.58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0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THwitt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Grob angelehnt an den Siebenspr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stlegung der Teilaufgab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Aufgabenstellung: ca. drei Websites für </text:p>
              </text:list-header>
              <text:list-item>
                <text:p>Login</text:p>
              </text:list-item>
              <text:list-item>
                <text:p>Registrierung</text:p>
              </text:list-item>
              <text:list-item>
                <text:p>Homepag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list text:style-name="L1">
              <text:list-header>
                <text:p>Aufteilung in drei größere Teilgebiete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item>
                <text:p>Layoutentwicklung</text:p>
                <text:p/>
              </text:list-item>
              <text:list-item>
                <text:p>Komponentenentwicklung</text:p>
                <text:p/>
              </text:list-item>
              <text:list-item>
                <text:p>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Brainstorm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Verschiedene Layout- &amp; Designkonzepte</text:p>
                <text:p/>
              </text:list-header>
              <text:list-item>
                <text:p>Beispiel: drei verschiedene Buttonstyles</text:p>
                <text:p>Loginboxen</text:p>
                <text:p/>
              </text:list-item>
              <text:list-item>
                <text:p>Vier Seiten statt drei </text:p>
                <text:p>(Start-, Login-, Register-, Mainp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Entscheidungsphase</text:p>
          </draw:text-box>
        </draw:frame>
        <draw:frame presentation:style-name="pr6" draw:layer="layout" svg:width="23.099cm" svg:height="13.129cm" svg:x="3.5cm" svg:y="5.914cm" presentation:class="outline">
          <draw:text-box>
            <text:list text:style-name="L2">
              <text:list-item>
                <text:p>Entscheidung für endgültiges Layout</text:p>
                <text:p/>
              </text:list-item>
              <text:list-item>
                <text:p>Größtenteils finale Designentscheidungen</text:p>
                <text:p>(restliche Details wurden während der Implementierung geklärt)</text:p>
                <text:p/>
              </text:list-item>
              <text:list-item>
                <text:p>„Welches HTML5-Element wohin“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Implementierung HTML5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artpage mit rudimentärem Login &amp; Registrierung bevorzugt</text:p>
                <text:p/>
              </text:list-item>
              <text:list-item>
                <text:p>Navigationselemente (z. B. Buttons)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Implementierung C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setzung des Styles in externes Stylesheet</text:p>
                <text:p/>
              </text:list-item>
              <text:list-item>
                <text:p>Daraus folgt ein gemeinsamer Style → überflüssiger und doppelter CSS-Code finden und entfernen</text:p>
                <text:p/>
              </text:list-item>
              <text:list-item>
                <text:p>Responsive Design beach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Probleme bei der Implementierung</text:p>
          </draw:text-box>
        </draw:frame>
        <draw:frame presentation:style-name="pr6" draw:layer="layout" svg:width="23.099cm" svg:height="11.586cm" svg:x="3.5cm" svg:y="5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43M26S</meta:editing-duration>
    <meta:editing-cycles>7</meta:editing-cycles>
    <dc:date>2017-04-25T13:44:22.75</dc:date>
    <dc:creator>Lerius </dc:creator>
    <meta:generator>OpenOffice/4.1.3$Win32 OpenOffice.org_project/413m1$Build-9783</meta:generator>
    <meta:document-statistic meta:object-count="64"/>
  </office:meta>
</office:document-meta>
</file>